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/>
  </office:font-face-decls>
  <office:automatic-styles>
    <style:style style:name="P1" style:family="paragraph" style:parent-style-name="Heading_20_1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25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arial" fo:font-size="14pt" fo:letter-spacing="normal" fo:font-style="normal" fo:font-weight="normal"/>
    </style:style>
    <style:style style:name="P3" style:family="paragraph" style:parent-style-name="Preformatted_20_Text">
      <loext:graphic-properties draw:fill="solid" draw:fill-color="#f0f0f0" draw:opacity="100%"/>
      <style:paragraph-properties fo:text-align="start" style:justify-single-word="false" fo:orphans="2" fo:widows="2" fo:background-color="#f0f0f0" fo:padding="0.1043in" fo:border="0.06pt solid #cccccc"/>
      <style:text-properties fo:font-variant="normal" fo:text-transform="none" fo:color="#000000" loext:opacity="100%" style:font-name="arial" fo:font-size="14pt" fo:letter-spacing="normal" fo:font-style="normal" fo:font-weight="normal"/>
    </style:style>
    <style:style style:name="P4" style:family="paragraph" style:parent-style-name="Preformatted_20_Text">
      <loext:graphic-properties draw:fill="solid" draw:fill-color="#f0f0f0" draw:opacity="100%"/>
      <style:paragraph-properties fo:margin-top="0in" fo:margin-bottom="0.1965in" style:contextual-spacing="false" fo:text-align="start" style:justify-single-word="false" fo:orphans="2" fo:widows="2" fo:background-color="#f0f0f0" fo:padding="0.1043in" fo:border="0.06pt solid #cccccc"/>
      <style:text-properties fo:font-variant="normal" fo:text-transform="none" fo:color="#000000" loext:opacity="100%" style:font-name="arial" fo:font-size="14pt" fo:letter-spacing="normal" fo:font-style="normal" fo:font-weight="normal"/>
    </style:style>
    <style:style style:name="P5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loext:opacity="100%" style:font-name="arial" fo:font-size="14pt" fo:letter-spacing="normal" fo:font-style="normal" fo:font-weight="normal"/>
    </style:style>
    <style:style style:name="P6" style:family="paragraph" style:parent-style-name="Preformatted_20_Text">
      <loext:graphic-properties draw:fill="solid" draw:fill-color="#f0f0f0" draw:opacity="100%"/>
      <style:paragraph-properties fo:text-align="start" style:justify-single-word="false" fo:orphans="2" fo:widows="2" fo:background-color="#f0f0f0" fo:padding="0.1043in" fo:border="0.06pt solid #cccccc"/>
      <style:text-properties fo:font-variant="normal" fo:text-transform="none" fo:color="#000000" loext:opacity="100%" fo:letter-spacing="normal"/>
    </style:style>
    <style:style style:name="P7" style:family="paragraph" style:parent-style-name="Preformatted_20_Text">
      <loext:graphic-properties draw:fill="solid" draw:fill-color="#f0f0f0" draw:opacity="100%"/>
      <style:paragraph-properties fo:text-align="start" style:justify-single-word="false" fo:orphans="2" fo:widows="2" fo:background-color="#f0f0f0" fo:padding="0.1043in" fo:border="0.06pt solid #cccccc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9" style:family="paragraph" style:parent-style-name="Text_20_body">
      <style:paragraph-properties fo:text-align="start" style:justify-single-word="false" fo:orphans="2" fo:widows="2"/>
    </style:style>
    <style:style style:name="P10" style:family="paragraph" style:parent-style-name="Table_20_Contents">
      <style:paragraph-properties fo:margin-left="0in" fo:margin-right="0in" fo:margin-top="0in" fo:margin-bottom="0.0626in" style:contextual-spacing="false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margin-top="0.0626in" fo:margin-bottom="0.0626in" style:contextual-spacing="false" fo:text-align="start" style:justify-single-word="false" fo:orphans="2" fo:widows="2" fo:text-indent="0in" style:auto-text-indent="false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font-name="arial" fo:font-size="14pt" fo:font-style="normal" fo:font-weight="normal"/>
    </style:style>
    <style:style style:name="T3" style:family="text">
      <style:text-properties style:font-name="arial" fo:font-size="14pt" fo:font-style="normal" fo:font-weight="bold"/>
    </style:style>
    <style:style style:name="T4" style:family="text">
      <style:text-properties fo:font-variant="normal" fo:text-transform="none" fo:color="#333399" loext:opacity="100%" style:text-line-through-style="none" style:text-line-through-type="none" style:font-name="arial" fo:font-size="14pt" fo:letter-spacing="normal" fo:font-style="normal" style:text-underline-style="none" fo:font-weight="normal" style:text-blinking="false" loext:padding="0.0193in" loext:border="0.06pt solid #f0f0f0"/>
    </style:style>
    <style:style style:name="T5" style:family="text">
      <style:text-properties fo:font-variant="normal" fo:text-transform="none" fo:color="#333399" loext:opacity="100%" style:text-line-through-style="none" style:text-line-through-type="none" style:font-name="arial" fo:font-size="14pt" fo:letter-spacing="normal" fo:font-style="normal" style:text-underline-style="none" fo:font-weight="bold" style:text-blinking="false"/>
    </style:style>
    <style:style style:name="T6" style:family="text">
      <style:text-properties fo:font-variant="normal" fo:text-transform="none" fo:color="#000000" loext:opacity="100%" style:font-name="arial" fo:font-size="14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arial" fo:font-size="14pt" fo:letter-spacing="normal" fo:font-style="normal"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read Safety and Immutability</text:h>
      <text:section text:style-name="Sect1" text:name="pageToc">
        <text:list xml:id="list3177685107" text:style-name="L1">
          <text:list-item>
            <text:p text:style-name="P11"><text:a xlink:type="simple" xlink:href="http://tutorials.jenkov.com/java-concurrency/thread-safety-and-immutability.html#reference" text:style-name="Internet_20_link" text:visited-style-name="Visited_20_Internet_20_Link"><text:span text:style-name="T4">The Reference is not Thread Safe!</text:span></text:a></text:p>
          </text:list-item>
        </text:list>
      </text:section>
      <text:section text:style-name="Sect1" text:name="mainBody">
        <text:p text:style-name="P8"><text:a xlink:type="simple" xlink:href="http://tutorials.jenkov.com/java-concurrency/race-conditions-and-critical-sections.html" text:style-name="Internet_20_link" text:visited-style-name="Visited_20_Internet_20_Link"><text:span text:style-name="T5">Race conditions</text:span></text:a><text:span text:style-name="T6"> occur only if multiple threads are accessing the same resource, </text:span><text:span text:style-name="T7">and</text:span><text:span text:style-name="T6"> one or more of the threads </text:span><text:span text:style-name="T7">write</text:span><text:span text:style-name="T6"> to the resource. If multiple threads read the same resource </text:span><text:a xlink:type="simple" xlink:href="http://tutorials.jenkov.com/java-concurrency/race-conditions-and-critical-sections.html" text:style-name="Internet_20_link" text:visited-style-name="Visited_20_Internet_20_Link"><text:span text:style-name="T5">race conditions</text:span></text:a><text:span text:style-name="T6"> do not occur.</text:span></text:p>
        <text:p text:style-name="P5">We can make sure that objects shared between threads are never updated by any of the threads by making the shared objects immutable, and thereby thread safe. Here is an example:</text:p>
        <text:p text:style-name="P3">public class ImmutableValue{</text:p>
        <text:p text:style-name="P7"/>
        <text:p text:style-name="P6"><text:s text:c="2"/><text:span text:style-name="T2">private int value = 0;</text:span></text:p>
        <text:p text:style-name="P7"/>
        <text:p text:style-name="P6"><text:s text:c="2"/><text:span text:style-name="T2">public ImmutableValue(int value){</text:span></text:p>
        <text:p text:style-name="P6"><text:s text:c="4"/><text:span text:style-name="T2">this.value = value;</text:span></text:p>
        <text:p text:style-name="P6"><text:s text:c="2"/><text:span text:style-name="T2">}</text:span></text:p>
        <text:p text:style-name="P7"/>
        <text:p text:style-name="P6"><text:s text:c="2"/><text:span text:style-name="T2">public int getValue(){</text:span></text:p>
        <text:p text:style-name="P6"><text:s text:c="4"/><text:span text:style-name="T2">return this.value;</text:span></text:p>
        <text:p text:style-name="P6"><text:s text:c="2"/><text:span text:style-name="T2">}</text:span></text:p>
        <text:p text:style-name="P4">}</text:p>
        <text:p text:style-name="P9"><text:span text:style-name="T6">Notice how the value for the </text:span><text:span text:style-name="Source_20_Text"><text:span text:style-name="T6">ImmutableValue</text:span></text:span><text:span text:style-name="T6"> instance is passed in the constructor. Notice also how there is no setter method. Once an </text:span><text:span text:style-name="Source_20_Text"><text:span text:style-name="T6">ImmutableValue</text:span></text:span><text:span text:style-name="T6"> instance is created you cannot change its value. It is immutable. You can read it however, using the </text:span><text:span text:style-name="Source_20_Text"><text:span text:style-name="T6">getValue()</text:span></text:span><text:span text:style-name="T6"> method.</text:span></text:p>
        <text:p text:style-name="P9"><text:span text:style-name="T6">If you need to perform operations on the </text:span><text:span text:style-name="Source_20_Text"><text:span text:style-name="T6">ImmutableValue</text:span></text:span><text:span text:style-name="T6"> instance you can do so by returning a new instance with the value resulting from the operation. Here is an example of an add operation:</text:span></text:p>
        <text:p text:style-name="P3">public class ImmutableValue{</text:p>
        <text:p text:style-name="P7"/>
        <text:p text:style-name="P6"><text:s text:c="2"/><text:span text:style-name="T2">private int value = 0;</text:span></text:p>
        <text:p text:style-name="P7"/>
        <text:p text:style-name="P6"><text:s text:c="2"/><text:span text:style-name="T2">public ImmutableValue(int value){</text:span></text:p>
        <text:p text:style-name="P6"><text:soft-page-break/><text:s text:c="4"/><text:span text:style-name="T2">this.value = value;</text:span></text:p>
        <text:p text:style-name="P6"><text:s text:c="2"/><text:span text:style-name="T2">}</text:span></text:p>
        <text:p text:style-name="P7"/>
        <text:p text:style-name="P6"><text:s text:c="2"/><text:span text:style-name="T2">public int getValue(){</text:span></text:p>
        <text:p text:style-name="P6"><text:s text:c="4"/><text:span text:style-name="T2">return this.value;</text:span></text:p>
        <text:p text:style-name="P6"><text:s text:c="2"/><text:span text:style-name="T2">}</text:span></text:p>
        <text:p text:style-name="P7"/>
        <text:p text:style-name="P6"><text:s text:c="2"/></text:p>
        <text:p text:style-name="P6"><text:s text:c="6"/><text:span text:style-name="T3">public ImmutableValue add(int valueToAdd){</text:span></text:p>
        <text:p text:style-name="P6"><text:s text:c="6"/><text:span text:style-name="T3">return new ImmutableValue(this.value + valueToAdd);</text:span></text:p>
        <text:p text:style-name="P6"><text:s text:c="6"/><text:span text:style-name="T3">}</text:span></text:p>
        <text:p text:style-name="P6"><text:s text:c="2"/></text:p>
        <text:p text:style-name="P4">}</text:p>
        <text:p text:style-name="P9"><text:span text:style-name="T6">Notice how the </text:span><text:span text:style-name="Source_20_Text"><text:span text:style-name="T6">add()</text:span></text:span><text:span text:style-name="T6"> method returns a new </text:span><text:span text:style-name="Source_20_Text"><text:span text:style-name="T6">ImmutableValue</text:span></text:span><text:span text:style-name="T6"> instance with the result of the add operation, rather than adding the value to itself.</text:span></text:p>
        <text:h text:style-name="P2" text:outline-level="2"><text:bookmark text:name="reference"/>The Reference is not Thread Safe!</text:h>
        <text:p text:style-name="P5">It is important to remember, that even if an object is immutable and thereby thread safe, the reference to this object may not be thread safe. Look at this example:</text:p>
        <text:p text:style-name="P3">public class Calculator{</text:p>
        <text:p text:style-name="P6"><text:s text:c="2"/><text:span text:style-name="T2">private ImmutableValue currentValue = null;</text:span></text:p>
        <text:p text:style-name="P7"/>
        <text:p text:style-name="P6"><text:s text:c="2"/><text:span text:style-name="T2">public ImmutableValue getValue(){</text:span></text:p>
        <text:p text:style-name="P6"><text:s text:c="4"/><text:span text:style-name="T2">return currentValue;</text:span></text:p>
        <text:p text:style-name="P6"><text:s text:c="2"/><text:span text:style-name="T2">}</text:span></text:p>
        <text:p text:style-name="P7"/>
        <text:p text:style-name="P6"><text:s text:c="2"/><text:span text:style-name="T2">public void setValue(ImmutableValue newValue){</text:span></text:p>
        <text:p text:style-name="P6"><text:s text:c="4"/><text:span text:style-name="T2">this.currentValue = newValue;</text:span></text:p>
        <text:p text:style-name="P6"><text:s text:c="2"/><text:span text:style-name="T2">}</text:span></text:p>
        <text:p text:style-name="P7"/>
        <text:p text:style-name="P6"><text:s text:c="2"/><text:span text:style-name="T2">public void add(int newValue){</text:span></text:p>
        <text:p text:style-name="P6"><text:s text:c="4"/><text:span text:style-name="T2">this.currentValue = this.currentValue.add(newValue);</text:span></text:p>
        <text:p text:style-name="P6"><text:s text:c="2"/><text:span text:style-name="T2">}</text:span></text:p>
        <text:p text:style-name="P4">}</text:p>
        <text:p text:style-name="P9"><text:span text:style-name="T6">The </text:span><text:span text:style-name="Source_20_Text"><text:span text:style-name="T6">Calculator</text:span></text:span><text:span text:style-name="T6"> class holds a reference to an </text:span><text:span text:style-name="Source_20_Text"><text:span text:style-name="T6">ImmutableValue</text:span></text:span><text:span text:style-name="T6"> instance. Notice how it is possible to change that reference through both </text:span><text:soft-page-break/><text:span text:style-name="T6">the </text:span><text:span text:style-name="Source_20_Text"><text:span text:style-name="T6">setValue()</text:span></text:span><text:span text:style-name="T6"> and </text:span><text:span text:style-name="Source_20_Text"><text:span text:style-name="T6">add()</text:span></text:span><text:span text:style-name="T6"> methods. Therefore, even if the </text:span><text:span text:style-name="Source_20_Text"><text:span text:style-name="T6">Calculator</text:span></text:span><text:span text:style-name="T6"> class uses an immutable object internally, it is not itself immutable, and therefore not thread safe. In other words: The </text:span><text:span text:style-name="Source_20_Text"><text:span text:style-name="T6">ImmutableValue</text:span></text:span><text:span text:style-name="T6"> class is thread safe, but the </text:span><text:span text:style-name="T7">use of it</text:span><text:span text:style-name="T6"> is not. This is something to keep in mind when trying to achieve thread safety through immutability.</text:span></text:p>
        <text:p text:style-name="P9"><text:span text:style-name="T6">To make the </text:span><text:span text:style-name="Source_20_Text"><text:span text:style-name="T6">Calculator</text:span></text:span><text:span text:style-name="T6"> class thread safe you could have declared the </text:span><text:span text:style-name="Source_20_Text"><text:span text:style-name="T6">getValue()</text:span></text:span><text:span text:style-name="T6">, </text:span><text:span text:style-name="Source_20_Text"><text:span text:style-name="T6">setValue()</text:span></text:span><text:span text:style-name="T6">, and </text:span><text:span text:style-name="Source_20_Text"><text:span text:style-name="T6">add()</text:span></text:span><text:span text:style-name="T6"> methods </text:span><text:span text:style-name="Source_20_Text"><text:span text:style-name="T6">synchronized</text:span></text:span><text:span text:style-name="T6">. That would have done the trick.</text:span>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30T10:53:38.762000000</dc:date>
    <meta:editing-duration>PT12H40M12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46" meta:word-count="402" meta:character-count="2630" meta:non-whitespace-character-count="2189"/>
  </office:meta>
</office:document-meta>
</file>